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7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xperiment NGRAM for ECG200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ECG200 with params: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ngram: 3</text:p>
          </table:table-cell>
          <table:table-cell table:number-columns-repeated="3" office:value-type="string" calcext:value-type="string">
            <text:p>ngram: 2</text:p>
          </table:table-cell>
        </table:table-row>
        <table:table-row table:style-name="ro1">
          <table:table-cell/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  <table:table-cell office:value-type="string" calcext:value-type="string">
            <text:p>alpha: 3</text:p>
          </table:table-cell>
          <table:table-cell office:value-type="string" calcext:value-type="string">
            <text:p>alpha: 5</text:p>
          </table:table-cell>
          <table:table-cell office:value-type="string" calcext:value-type="string">
            <text:p>alpha: 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45195" calcext:value-type="float">
            <text:p>0.645195</text:p>
          </table:table-cell>
          <table:table-cell office:value-type="float" office:value="0.511144" calcext:value-type="float">
            <text:p>0.511144</text:p>
          </table:table-cell>
          <table:table-cell office:value-type="float" office:value="0.536332" calcext:value-type="float">
            <text:p>0.536332</text:p>
          </table:table-cell>
          <table:table-cell office:value-type="float" office:value="0.613207" calcext:value-type="float">
            <text:p>0.613207</text:p>
          </table:table-cell>
          <table:table-cell office:value-type="float" office:value="0.50097" calcext:value-type="float">
            <text:p>0.50097</text:p>
          </table:table-cell>
          <table:table-cell office:value-type="float" office:value="0.556095" calcext:value-type="float">
            <text:p>0.55609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516637" calcext:value-type="float">
            <text:p>0.516637</text:p>
          </table:table-cell>
          <table:table-cell office:value-type="float" office:value="0.586705" calcext:value-type="float">
            <text:p>0.586705</text:p>
          </table:table-cell>
          <table:table-cell office:value-type="float" office:value="0.609084" calcext:value-type="float">
            <text:p>0.609084</text:p>
          </table:table-cell>
          <table:table-cell office:value-type="float" office:value="0.504193" calcext:value-type="float">
            <text:p>0.504193</text:p>
          </table:table-cell>
          <table:table-cell office:value-type="float" office:value="0.559897" calcext:value-type="float">
            <text:p>0.55989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41077" calcext:value-type="float">
            <text:p>0.641077</text:p>
          </table:table-cell>
          <table:table-cell office:value-type="float" office:value="0.496248" calcext:value-type="float">
            <text:p>0.496248</text:p>
          </table:table-cell>
          <table:table-cell office:value-type="float" office:value="0.535223" calcext:value-type="float">
            <text:p>0.535223</text:p>
          </table:table-cell>
          <table:table-cell office:value-type="float" office:value="0.597696" calcext:value-type="float">
            <text:p>0.597696</text:p>
          </table:table-cell>
          <table:table-cell office:value-type="float" office:value="0.485067" calcext:value-type="float">
            <text:p>0.485067</text:p>
          </table:table-cell>
          <table:table-cell office:value-type="float" office:value="0.541145" calcext:value-type="float">
            <text:p>0.541145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03333" calcext:value-type="float">
            <text:p>0.603333</text:p>
          </table:table-cell>
          <table:table-cell office:value-type="float" office:value="0.476667" calcext:value-type="float">
            <text:p>0.476667</text:p>
          </table:table-cell>
          <table:table-cell office:value-type="float" office:value="0.488333" calcext:value-type="float">
            <text:p>0.488333</text:p>
          </table:table-cell>
          <table:table-cell office:value-type="float" office:value="0.586667" calcext:value-type="float">
            <text:p>0.586667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23333" calcext:value-type="float">
            <text:p>0.5233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18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ECGFIVEDAY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ECGFIVEDAY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1042" calcext:value-type="float">
            <text:p>0.451042</text:p>
          </table:table-cell>
          <table:table-cell office:value-type="float" office:value="0.621456" calcext:value-type="float">
            <text:p>0.621456</text:p>
          </table:table-cell>
          <table:table-cell office:value-type="float" office:value="0.737741" calcext:value-type="float">
            <text:p>0.737741</text:p>
          </table:table-cell>
          <table:table-cell office:value-type="float" office:value="0.502637" calcext:value-type="float">
            <text:p>0.502637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741712" calcext:value-type="float">
            <text:p>0.74171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55505" calcext:value-type="float">
            <text:p>0.455505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736425" calcext:value-type="float">
            <text:p>0.736425</text:p>
          </table:table-cell>
          <table:table-cell office:value-type="float" office:value="0.50264" calcext:value-type="float">
            <text:p>0.50264</text:p>
          </table:table-cell>
          <table:table-cell office:value-type="float" office:value="0.624811" calcext:value-type="float">
            <text:p>0.624811</text:p>
          </table:table-cell>
          <table:table-cell office:value-type="float" office:value="0.739442" calcext:value-type="float">
            <text:p>0.73944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1.07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TWOLEADECG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TWOLEADECG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40955" calcext:value-type="float">
            <text:p>0.540955</text:p>
          </table:table-cell>
          <table:table-cell office:value-type="float" office:value="0.754676" calcext:value-type="float">
            <text:p>0.754676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0.754922" calcext:value-type="float">
            <text:p>0.754922</text:p>
          </table:table-cell>
          <table:table-cell office:value-type="float" office:value="0.809444" calcext:value-type="float">
            <text:p>0.809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540734" calcext:value-type="float">
            <text:p>0.540734</text:p>
          </table:table-cell>
          <table:table-cell office:value-type="float" office:value="0.746988" calcext:value-type="float">
            <text:p>0.746988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559954" calcext:value-type="float">
            <text:p>0.559954</text:p>
          </table:table-cell>
          <table:table-cell office:value-type="float" office:value="0.751004" calcext:value-type="float">
            <text:p>0.751004</text:p>
          </table:table-cell>
          <table:table-cell office:value-type="float" office:value="0.806942" calcext:value-type="float">
            <text:p>0.80694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578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YOGA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YOGA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71296" calcext:value-type="float">
            <text:p>0.571296</text:p>
          </table:table-cell>
          <table:table-cell office:value-type="float" office:value="0.579994" calcext:value-type="float">
            <text:p>0.579994</text:p>
          </table:table-cell>
          <table:table-cell office:value-type="float" office:value="0.618132" calcext:value-type="float">
            <text:p>0.618132</text:p>
          </table:table-cell>
          <table:table-cell office:value-type="float" office:value="0.577688" calcext:value-type="float">
            <text:p>0.577688</text:p>
          </table:table-cell>
          <table:table-cell office:value-type="float" office:value="0.583807" calcext:value-type="float">
            <text:p>0.583807</text:p>
          </table:table-cell>
          <table:table-cell office:value-type="float" office:value="0.608661" calcext:value-type="float">
            <text:p>0.6086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75398" calcext:value-type="float">
            <text:p>0.575398</text:p>
          </table:table-cell>
          <table:table-cell office:value-type="float" office:value="0.582303" calcext:value-type="float">
            <text:p>0.582303</text:p>
          </table:table-cell>
          <table:table-cell office:value-type="float" office:value="0.625175" calcext:value-type="float">
            <text:p>0.625175</text:p>
          </table:table-cell>
          <table:table-cell office:value-type="float" office:value="0.580029" calcext:value-type="float">
            <text:p>0.580029</text:p>
          </table:table-cell>
          <table:table-cell office:value-type="float" office:value="0.584666" calcext:value-type="float">
            <text:p>0.584666</text:p>
          </table:table-cell>
          <table:table-cell office:value-type="float" office:value="0.616928" calcext:value-type="float">
            <text:p>0.61692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71524" calcext:value-type="float">
            <text:p>0.571524</text:p>
          </table:table-cell>
          <table:table-cell office:value-type="float" office:value="0.579833" calcext:value-type="float">
            <text:p>0.579833</text:p>
          </table:table-cell>
          <table:table-cell office:value-type="float" office:value="0.618001" calcext:value-type="float">
            <text:p>0.618001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.583291" calcext:value-type="float">
            <text:p>0.583291</text:p>
          </table:table-cell>
          <table:table-cell office:value-type="float" office:value="0.608354" calcext:value-type="float">
            <text:p>0.608354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567677" calcext:value-type="float">
            <text:p>0.567677</text:p>
          </table:table-cell>
          <table:table-cell office:value-type="float" office:value="0.577374" calcext:value-type="float">
            <text:p>0.577374</text:p>
          </table:table-cell>
          <table:table-cell office:value-type="float" office:value="0.610909" calcext:value-type="float">
            <text:p>0.610909</text:p>
          </table:table-cell>
          <table:table-cell office:value-type="float" office:value="0.575051" calcext:value-type="float">
            <text:p>0.575051</text:p>
          </table:table-cell>
          <table:table-cell office:value-type="float" office:value="0.581919" calcext:value-type="float">
            <text:p>0.581919</text:p>
          </table:table-cell>
          <table:table-cell office:value-type="float" office:value="0.599899" calcext:value-type="float">
            <text:p>0.59989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35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MOTESTRAI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MOTESTRAI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37054" calcext:value-type="float">
            <text:p>0.637054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830165" calcext:value-type="float">
            <text:p>0.830165</text:p>
          </table:table-cell>
          <table:table-cell office:value-type="float" office:value="0.611452" calcext:value-type="float">
            <text:p>0.611452</text:p>
          </table:table-cell>
          <table:table-cell office:value-type="float" office:value="0.790253" calcext:value-type="float">
            <text:p>0.790253</text:p>
          </table:table-cell>
          <table:table-cell office:value-type="float" office:value="0.818066" calcext:value-type="float">
            <text:p>0.81806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32679" calcext:value-type="float">
            <text:p>0.632679</text:p>
          </table:table-cell>
          <table:table-cell office:value-type="float" office:value="0.785821" calcext:value-type="float">
            <text:p>0.785821</text:p>
          </table:table-cell>
          <table:table-cell office:value-type="float" office:value="0.827836" calcext:value-type="float">
            <text:p>0.827836</text:p>
          </table:table-cell>
          <table:table-cell office:value-type="float" office:value="0.604622" calcext:value-type="float">
            <text:p>0.604622</text:p>
          </table:table-cell>
          <table:table-cell office:value-type="float" office:value="0.782104" calcext:value-type="float">
            <text:p>0.782104</text:p>
          </table:table-cell>
          <table:table-cell office:value-type="float" office:value="0.813687" calcext:value-type="float">
            <text:p>0.81368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34863" calcext:value-type="float">
            <text:p>0.634863</text:p>
          </table:table-cell>
          <table:table-cell office:value-type="float" office:value="0.790303" calcext:value-type="float">
            <text:p>0.790303</text:p>
          </table:table-cell>
          <table:table-cell office:value-type="float" office:value="0.829011" calcext:value-type="float">
            <text:p>0.829011</text:p>
          </table:table-cell>
          <table:table-cell office:value-type="float" office:value="0.608249" calcext:value-type="float">
            <text:p>0.608249</text:p>
          </table:table-cell>
          <table:table-cell office:value-type="float" office:value="0.786089" calcext:value-type="float">
            <text:p>0.786089</text:p>
          </table:table-cell>
          <table:table-cell office:value-type="float" office:value="0.815908" calcext:value-type="float">
            <text:p>0.815908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94811" calcext:value-type="float">
            <text:p>0.794811</text:p>
          </table:table-cell>
          <table:table-cell office:value-type="float" office:value="0.830189" calcext:value-type="float">
            <text:p>0.830189</text:p>
          </table:table-cell>
          <table:table-cell office:value-type="float" office:value="0.611897" calcext:value-type="float">
            <text:p>0.611897</text:p>
          </table:table-cell>
          <table:table-cell office:value-type="float" office:value="0.790094" calcext:value-type="float">
            <text:p>0.790094</text:p>
          </table:table-cell>
          <table:table-cell office:value-type="float" office:value="0.818134" calcext:value-type="float">
            <text:p>0.81813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484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ITALYPOWERDEMAND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ITALYPOWERDEMAND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6584" calcext:value-type="float">
            <text:p>0.45658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567773" calcext:value-type="float">
            <text:p>0.567773</text:p>
          </table:table-cell>
          <table:table-cell office:value-type="float" office:value="0.453599" calcext:value-type="float">
            <text:p>0.453599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571858" calcext:value-type="float">
            <text:p>0.57185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7018" calcext:value-type="float">
            <text:p>0.457018</text:p>
          </table:table-cell>
          <table:table-cell office:value-type="float" office:value="0.646602" calcext:value-type="float">
            <text:p>0.646602</text:p>
          </table:table-cell>
          <table:table-cell office:value-type="float" office:value="0.566665" calcext:value-type="float">
            <text:p>0.566665</text:p>
          </table:table-cell>
          <table:table-cell office:value-type="float" office:value="0.453945" calcext:value-type="float">
            <text:p>0.453945</text:p>
          </table:table-cell>
          <table:table-cell office:value-type="float" office:value="0.642984" calcext:value-type="float">
            <text:p>0.642984</text:p>
          </table:table-cell>
          <table:table-cell office:value-type="float" office:value="0.570355" calcext:value-type="float">
            <text:p>0.57035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6915" calcext:value-type="float">
            <text:p>0.456915</text:p>
          </table:table-cell>
          <table:table-cell office:value-type="float" office:value="0.646598" calcext:value-type="float">
            <text:p>0.646598</text:p>
          </table:table-cell>
          <table:table-cell office:value-type="float" office:value="0.566483" calcext:value-type="float">
            <text:p>0.566483</text:p>
          </table:table-cell>
          <table:table-cell office:value-type="float" office:value="0.453858" calcext:value-type="float">
            <text:p>0.453858</text:p>
          </table:table-cell>
          <table:table-cell office:value-type="float" office:value="0.642964" calcext:value-type="float">
            <text:p>0.642964</text:p>
          </table:table-cell>
          <table:table-cell office:value-type="float" office:value="0.570153" calcext:value-type="float">
            <text:p>0.570153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56813" calcext:value-type="float">
            <text:p>0.456813</text:p>
          </table:table-cell>
          <table:table-cell office:value-type="float" office:value="0.646594" calcext:value-type="float">
            <text:p>0.646594</text:p>
          </table:table-cell>
          <table:table-cell office:value-type="float" office:value="0.566302" calcext:value-type="float">
            <text:p>0.566302</text:p>
          </table:table-cell>
          <table:table-cell office:value-type="float" office:value="0.453771" calcext:value-type="float">
            <text:p>0.453771</text:p>
          </table:table-cell>
          <table:table-cell office:value-type="float" office:value="0.642944" calcext:value-type="float">
            <text:p>0.642944</text:p>
          </table:table-cell>
          <table:table-cell office:value-type="float" office:value="0.569951" calcext:value-type="float">
            <text:p>0.56995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259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CHLORINECONCENTRATION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CHLORINECONCENTRATION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45133" calcext:value-type="float">
            <text:p>0.545133</text:p>
          </table:table-cell>
          <table:table-cell office:value-type="float" office:value="0.541006" calcext:value-type="float">
            <text:p>0.541006</text:p>
          </table:table-cell>
          <table:table-cell office:value-type="float" office:value="0.579805" calcext:value-type="float">
            <text:p>0.579805</text:p>
          </table:table-cell>
          <table:table-cell office:value-type="float" office:value="0.540644" calcext:value-type="float">
            <text:p>0.540644</text:p>
          </table:table-cell>
          <table:table-cell office:value-type="float" office:value="0.506385" calcext:value-type="float">
            <text:p>0.506385</text:p>
          </table:table-cell>
          <table:table-cell office:value-type="float" office:value="0.561025" calcext:value-type="float">
            <text:p>0.56102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60297" calcext:value-type="float">
            <text:p>0.360297</text:p>
          </table:table-cell>
          <table:table-cell office:value-type="float" office:value="0.354056" calcext:value-type="float">
            <text:p>0.354056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353997" calcext:value-type="float">
            <text:p>0.353997</text:p>
          </table:table-cell>
          <table:table-cell office:value-type="float" office:value="0.309864" calcext:value-type="float">
            <text:p>0.309864</text:p>
          </table:table-cell>
          <table:table-cell office:value-type="float" office:value="0.371444" calcext:value-type="float">
            <text:p>0.371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11508" calcext:value-type="float">
            <text:p>0.311508</text:p>
          </table:table-cell>
          <table:table-cell office:value-type="float" office:value="0.369708" calcext:value-type="float">
            <text:p>0.369708</text:p>
          </table:table-cell>
          <table:table-cell office:value-type="float" office:value="0.310967" calcext:value-type="float">
            <text:p>0.310967</text:p>
          </table:table-cell>
          <table:table-cell office:value-type="float" office:value="0.259577" calcext:value-type="float">
            <text:p>0.259577</text:p>
          </table:table-cell>
          <table:table-cell office:value-type="float" office:value="0.341537" calcext:value-type="float">
            <text:p>0.34153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622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TWOPATTERN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TWOPATTERN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84233" calcext:value-type="float">
            <text:p>0.684233</text:p>
          </table:table-cell>
          <table:table-cell office:value-type="float" office:value="0.671333" calcext:value-type="float">
            <text:p>0.671333</text:p>
          </table:table-cell>
          <table:table-cell office:value-type="float" office:value="0.680467" calcext:value-type="float">
            <text:p>0.680467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713" calcext:value-type="float">
            <text:p>0.671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83922" calcext:value-type="float">
            <text:p>0.383922</text:p>
          </table:table-cell>
          <table:table-cell office:value-type="float" office:value="0.34705" calcext:value-type="float">
            <text:p>0.34705</text:p>
          </table:table-cell>
          <table:table-cell office:value-type="float" office:value="0.358673" calcext:value-type="float">
            <text:p>0.358673</text:p>
          </table:table-cell>
          <table:table-cell office:value-type="float" office:value="0.344848" calcext:value-type="float">
            <text:p>0.344848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336444" calcext:value-type="float">
            <text:p>0.33644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368467" calcext:value-type="float">
            <text:p>0.368467</text:p>
          </table:table-cell>
          <table:table-cell office:value-type="float" office:value="0.342667" calcext:value-type="float">
            <text:p>0.342667</text:p>
          </table:table-cell>
          <table:table-cell office:value-type="float" office:value="0.360933" calcext:value-type="float">
            <text:p>0.360933</text:p>
          </table:table-cell>
          <table:table-cell office:value-type="float" office:value="0.335667" calcext:value-type="float">
            <text:p>0.335667</text:p>
          </table:table-cell>
          <table:table-cell office:value-type="float" office:value="0.329" calcext:value-type="float">
            <text:p>0.329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2.8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WAFER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WAFER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2268" calcext:value-type="float">
            <text:p>0.732268</text:p>
          </table:table-cell>
          <table:table-cell office:value-type="float" office:value="0.662295" calcext:value-type="float">
            <text:p>0.662295</text:p>
          </table:table-cell>
          <table:table-cell office:value-type="float" office:value="0.730798" calcext:value-type="float">
            <text:p>0.730798</text:p>
          </table:table-cell>
          <table:table-cell office:value-type="float" office:value="0.714215" calcext:value-type="float">
            <text:p>0.714215</text:p>
          </table:table-cell>
          <table:table-cell office:value-type="float" office:value="0.664918" calcext:value-type="float">
            <text:p>0.664918</text:p>
          </table:table-cell>
          <table:table-cell office:value-type="float" office:value="0.729403" calcext:value-type="float">
            <text:p>0.7294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99038" calcext:value-type="float">
            <text:p>0.699038</text:p>
          </table:table-cell>
          <table:table-cell office:value-type="float" office:value="0.774584" calcext:value-type="float">
            <text:p>0.774584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685764" calcext:value-type="float">
            <text:p>0.685764</text:p>
          </table:table-cell>
          <table:table-cell office:value-type="float" office:value="0.745206" calcext:value-type="float">
            <text:p>0.745206</text:p>
          </table:table-cell>
          <table:table-cell office:value-type="float" office:value="0.538062" calcext:value-type="float">
            <text:p>0.53806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65865" calcext:value-type="float">
            <text:p>0.665865</text:p>
          </table:table-cell>
          <table:table-cell office:value-type="float" office:value="0.643146" calcext:value-type="float">
            <text:p>0.643146</text:p>
          </table:table-cell>
          <table:table-cell office:value-type="float" office:value="0.592435" calcext:value-type="float">
            <text:p>0.592435</text:p>
          </table:table-cell>
          <table:table-cell office:value-type="float" office:value="0.646865" calcext:value-type="float">
            <text:p>0.646865</text:p>
          </table:table-cell>
          <table:table-cell office:value-type="float" office:value="0.634203" calcext:value-type="float">
            <text:p>0.634203</text:p>
          </table:table-cell>
          <table:table-cell office:value-type="float" office:value="0.589081" calcext:value-type="float">
            <text:p>0.58908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634283" calcext:value-type="float">
            <text:p>0.634283</text:p>
          </table:table-cell>
          <table:table-cell office:value-type="float" office:value="0.534013" calcext:value-type="float">
            <text:p>0.534013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10181" calcext:value-type="float">
            <text:p>0.610181</text:p>
          </table:table-cell>
          <table:table-cell office:value-type="float" office:value="0.539736" calcext:value-type="float">
            <text:p>0.539736</text:p>
          </table:table-cell>
          <table:table-cell office:value-type="float" office:value="0.644938" calcext:value-type="float">
            <text:p>0.64493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4.116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INLINESKATE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INLINESKATE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0842" calcext:value-type="float">
            <text:p>0.770842</text:p>
          </table:table-cell>
          <table:table-cell office:value-type="float" office:value="0.763516" calcext:value-type="float">
            <text:p>0.763516</text:p>
          </table:table-cell>
          <table:table-cell office:value-type="float" office:value="0.773773" calcext:value-type="float">
            <text:p>0.773773</text:p>
          </table:table-cell>
          <table:table-cell office:value-type="float" office:value="0.774799" calcext:value-type="float">
            <text:p>0.774799</text:p>
          </table:table-cell>
          <table:table-cell office:value-type="float" office:value="0.765275" calcext:value-type="float">
            <text:p>0.765275</text:p>
          </table:table-cell>
          <table:table-cell office:value-type="float" office:value="0.773919" calcext:value-type="float">
            <text:p>0.77391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189876" calcext:value-type="float">
            <text:p>0.189876</text:p>
          </table:table-cell>
          <table:table-cell office:value-type="float" office:value="0.189692" calcext:value-type="float">
            <text:p>0.189692</text:p>
          </table:table-cell>
          <table:table-cell office:value-type="float" office:value="0.207921" calcext:value-type="float">
            <text:p>0.207921</text:p>
          </table:table-cell>
          <table:table-cell office:value-type="float" office:value="0.197522" calcext:value-type="float">
            <text:p>0.197522</text:p>
          </table:table-cell>
          <table:table-cell office:value-type="float" office:value="0.192419" calcext:value-type="float">
            <text:p>0.192419</text:p>
          </table:table-cell>
          <table:table-cell office:value-type="float" office:value="0.206872" calcext:value-type="float">
            <text:p>0.20687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6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197949" calcext:value-type="float">
            <text:p>0.197949</text:p>
          </table:table-cell>
          <table:table-cell office:value-type="float" office:value="0.172308" calcext:value-type="float">
            <text:p>0.172308</text:p>
          </table:table-cell>
          <table:table-cell office:value-type="float" office:value="0.208205" calcext:value-type="float">
            <text:p>0.208205</text:p>
          </table:table-cell>
          <table:table-cell office:value-type="float" office:value="0.211795" calcext:value-type="float">
            <text:p>0.211795</text:p>
          </table:table-cell>
          <table:table-cell office:value-type="float" office:value="0.178462" calcext:value-type="float">
            <text:p>0.178462</text:p>
          </table:table-cell>
          <table:table-cell office:value-type="float" office:value="0.208718" calcext:value-type="float">
            <text:p>0.20871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3.595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xperiment NGRAM for PATIENTS has been star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 for PATIENTS with param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gram: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ha: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57653" calcext:value-type="float">
            <text:p>0.457653</text:p>
          </table:table-cell>
          <table:table-cell office:value-type="float" office:value="0.532933" calcext:value-type="float">
            <text:p>0.532933</text:p>
          </table:table-cell>
          <table:table-cell office:value-type="float" office:value="0.56184" calcext:value-type="float">
            <text:p>0.56184</text:p>
          </table:table-cell>
          <table:table-cell office:value-type="float" office:value="0.48196" calcext:value-type="float">
            <text:p>0.48196</text:p>
          </table:table-cell>
          <table:table-cell office:value-type="float" office:value="0.532782" calcext:value-type="float">
            <text:p>0.532782</text:p>
          </table:table-cell>
          <table:table-cell office:value-type="float" office:value="0.525839" calcext:value-type="float">
            <text:p>0.52583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88275" calcext:value-type="float">
            <text:p>0.488275</text:p>
          </table:table-cell>
          <table:table-cell office:value-type="float" office:value="0.531697" calcext:value-type="float">
            <text:p>0.531697</text:p>
          </table:table-cell>
          <table:table-cell office:value-type="float" office:value="0.57845" calcext:value-type="float">
            <text:p>0.57845</text:p>
          </table:table-cell>
          <table:table-cell office:value-type="float" office:value="0.493082" calcext:value-type="float">
            <text:p>0.493082</text:p>
          </table:table-cell>
          <table:table-cell office:value-type="float" office:value="0.522689" calcext:value-type="float">
            <text:p>0.522689</text:p>
          </table:table-cell>
          <table:table-cell office:value-type="float" office:value="0.529156" calcext:value-type="float">
            <text:p>0.5291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67821" calcext:value-type="float">
            <text:p>0.467821</text:p>
          </table:table-cell>
          <table:table-cell office:value-type="float" office:value="0.530213" calcext:value-type="float">
            <text:p>0.530213</text:p>
          </table:table-cell>
          <table:table-cell office:value-type="float" office:value="0.563456" calcext:value-type="float">
            <text:p>0.563456</text:p>
          </table:table-cell>
          <table:table-cell office:value-type="float" office:value="0.483504" calcext:value-type="float">
            <text:p>0.483504</text:p>
          </table:table-cell>
          <table:table-cell office:value-type="float" office:value="0.527129" calcext:value-type="float">
            <text:p>0.527129</text:p>
          </table:table-cell>
          <table:table-cell office:value-type="float" office:value="0.524614" calcext:value-type="float">
            <text:p>0.524614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48276" calcext:value-type="float">
            <text:p>0.448276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31609" calcext:value-type="float">
            <text:p>0.531609</text:p>
          </table:table-cell>
          <table:table-cell office:value-type="float" office:value="0.520115" calcext:value-type="float">
            <text:p>0.52011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cution took PT0.953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9:50:27.002000000</meta:creation-date>
    <meta:generator>LibreOffice/4.4.1.2$Windows_x86 LibreOffice_project/45e2de17089c24a1fa810c8f975a7171ba4cd432</meta:generator>
    <dc:date>2015-10-03T19:52:43.070000000</dc:date>
    <meta:editing-duration>PT2M16S</meta:editing-duration>
    <meta:editing-cycles>1</meta:editing-cycles>
    <meta:document-statistic meta:table-count="1" meta:cell-count="589" meta:object-count="0"/>
  </office:meta>
</office:document-meta>
</file>